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Arial1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irc3.py</text:p>
      <text:p text:style-name="Subtitle"><text:a xlink:type="simple" xlink:href="mailto:someonesdad1@gmail.com">someonesdad1@gmail.com</text:a> <text:s/>23 Jan 2013</text:p>
      <text:p text:style-name="Text_20_body"/>
      <text:p text:style-name="Text_20_body">Occasionally we need to know the radius or diameter of a circle that passes through three points. <text:s/>While there's nothing wrong with using a calculator and doing the calculation manually, the <text:span text:style-name="Code">circ3.py</text:span> script can do this calculation for you. <text:s/>It also has the advantage that if you can estimate the uncertainties of your measurements, it will estimate the uncertainty in the circle's radius and diameter.</text:p>
      <text:p text:style-name="Text_20_body">You'll need to have the python programming language installed on your computer. <text:s/>You can get python from <text:a xlink:type="simple" xlink:href="http://www.python.org/">http://www.python.org/</text:a>. <text:s/>If you want to use the uncertainties feature, you'll need to download and install the python <text:span text:style-name="Code">uncertainties</text:span> module from <text:a xlink:type="simple" xlink:href="http://packages.python.org/uncertainties/">http://packages.python.org/uncertainties/</text:a>. <text:s/>The <text:span text:style-name="Code">uncertainties</text:span> module is optional and the script will work without it. <text:s/>The <text:span text:style-name="Code">circ3.py</text:span> script was tested with python 2.6.5, 2.7.2, and 3.2.2.</text:p>
      <text:p text:style-name="Text_20_body">Install the <text:span text:style-name="Code">circ3.py</text:span> and <text:span text:style-name="Code">sig.py</text:span> scripts from the <text:span text:style-name="Code">circ3.zip</text:span> package in a convenient directory. <text:s/>If you want to use the <text:span text:style-name="Code">circ3.py</text:span> script from a directory different from where <text:span text:style-name="Code">sig.py</text:span> is, you'll need to put <text:span text:style-name="Code">sig.py</text:span>'s directory in your <text:span text:style-name="Code">PYTHONPATH</text:span> environment variable.</text:p>
      <text:h text:style-name="Heading_20_1" text:outline-level="1">Usage</text:h>
      <text:p text:style-name="Text_20_body">Here's the usage message for the <text:span text:style-name="Code">circ3.py</text:span> script:</text:p>
      <text:p text:style-name="Code">Usage: <text:s/>circ3.py [options] [datafile]</text:p>
      <text:p text:style-name="Code"><text:s text:c="2"/>Print the radius of a circle given three points. <text:s/>You can either</text:p>
      <text:p text:style-name="Code"><text:s text:c="2"/>give the distances between the three points or their Cartesian</text:p>
      <text:p text:style-name="Code"><text:s text:c="2"/>coordinates. <text:s/>The points will be taken from the datafile given on</text:p>
      <text:p text:style-name="Code"><text:s text:c="2"/>the command line. <text:s/>If you prefer, use the -i option and you'll be</text:p>
      <text:p text:style-name="Code"><text:s text:c="2"/>prompted for the input data (you can use assignments and</text:p>
      <text:p text:style-name="Code"><text:s text:c="2"/>uncertainties like in the datafile).</text:p>
      <text:p text:style-name="Code"><text:s/></text:p>
      <text:p text:style-name="Code"><text:s text:c="2"/>Lines allowed in the datafile (can be expressions):</text:p>
      <text:p text:style-name="Code"><text:s text:c="4"/>a = b <text:s text:c="10"/>Defines a variable (math symbols in scope)</text:p>
      <text:p text:style-name="Code"><text:s text:c="4"/>x, y <text:s text:c="11"/>Defines a point in Cartesian coordinates</text:p>
      <text:p text:style-name="Code"><text:s text:c="4"/>a <text:s text:c="14"/>Defines a distance</text:p>
      <text:p text:style-name="Code"><text:s/></text:p>
      <text:p text:style-name="Code"><text:s text:c="2"/>If you use a line with a comma, then the program assumes that it and</text:p>
      <text:p text:style-name="Code"><text:s text:c="2"/>the following lines are Cartesian coordinates; there must be three</text:p>
      <text:p text:style-name="Code"><text:s text:c="2"/>such lines. <text:s/>If there's a line with no comma or '=' character, then</text:p>
      <text:p text:style-name="Code"><text:s text:c="2"/>it's a distance between two points. <text:s/>There must be three such lines.</text:p>
      <text:p text:style-name="Code"><text:s/></text:p>
      <text:p text:style-name="Code"><text:s text:c="2"/>Blank lines and lines that begin with a '#' after leading whitespace</text:p>
      <text:p text:style-name="Code"><text:s text:c="2"/>is removed are ignored.</text:p>
      <text:p text:style-name="Code"/>
      <text:p text:style-name="Code"><text:s text:c="2"/>Points and distances can be followed by [e] where e is an</text:p>
      <text:p text:style-name="Code"><text:s text:c="2"/>expression. <text:s/>This denotes the uncertainty of that measured value.</text:p>
      <text:p text:style-name="Code"><text:s text:c="2"/>If one or more uncertainties are given, then the calculated radius</text:p>
      <text:p text:style-name="Code"><text:s text:c="2"/>will also have an uncertainty. <text:s/>The output will be in the usual</text:p>
      <text:p text:style-name="Code"><text:s text:c="2"/>short-hand form: <text:s/>1.234(5) denotes a measured value 1.234 with an</text:p>
      <text:p text:style-name="Code"><text:s text:c="2"/>uncertainty of 0.005.</text:p>
      <text:p text:style-name="Code"><text:s/></text:p>
      <text:p text:style-name="Code"><text:s text:c="2"/>You'll have to install the python uncertainties module from</text:p>
      <text:p text:style-name="Code"><text:s text:c="2"/>http://packages.python.org/uncertainties/ in order to use</text:p>
      <text:p text:style-name="Code"><text:s text:c="2"/>uncertainties. <text:s/>If it's not installed, the uncertainties will just</text:p>
      <text:p text:style-name="Code"><text:s text:c="2"/>be ignored.</text:p>
      <text:p text:style-name="Code"/>
      <text:p text:style-name="Code">Options:</text:p>
      <text:p text:style-name="Code"><text:s text:c="4"/>-d digits</text:p>
      <text:p text:style-name="Code"><text:s text:c="8"/>Set the number of significant digits for the report.</text:p>
      <text:p text:style-name="Code"><text:s text:c="4"/>-i </text:p>
      <text:p text:style-name="Code"><text:s text:c="8"/>Prompt interactively for the input data.</text:p>
      <text:p text:style-name="Code"><text:soft-page-break/></text:p>
      <text:p text:style-name="Code">Examples/checks:</text:p>
      <text:p text:style-name="Code"><text:s text:c="2"/>1. <text:s/>Enter the three sides 2, sqrt(2), and sqrt(2). <text:s/>You should get a</text:p>
      <text:p text:style-name="Code"><text:s text:c="6"/>circle of radius 1.</text:p>
      <text:p text:style-name="Code"/>
      <text:p text:style-name="Code"><text:s text:c="2"/>2. <text:s/>Enter the points </text:p>
      <text:p text:style-name="Code"><text:s text:c="8"/>e = 0.1</text:p>
      <text:p text:style-name="Code"><text:s text:c="8"/>1 [e], 0 [e]</text:p>
      <text:p text:style-name="Code"><text:s text:c="8"/>-1 [e], 0 [e]</text:p>
      <text:p text:style-name="Code"><text:s text:c="8"/>0 [e], 1 [e]</text:p>
      <text:p text:style-name="Code"><text:s text:c="6"/>You should get a circle of radius 1.00(7); this means the</text:p>
      <text:p text:style-name="Code_20_end"><text:s text:c="6"/>circle's radius is 1 with an uncertainty of 0.07.</text:p>
      <text:h text:style-name="Heading_20_2" text:outline-level="2">Simple example</text:h>
      <text:p text:style-name="Text_20_body">Use a 3-4-5 triangle. <text:s/>With a datafile of </text:p>
      <text:p text:style-name="Code">3</text:p>
      <text:p text:style-name="Code">4</text:p>
      <text:p text:style-name="Code_20_end">5</text:p>
      <text:p text:style-name="Text_20_body">the command <text:span text:style-name="Code">python circ3.py datafile</text:span> results in</text:p>
      <text:p text:style-name="Code">Circle from three distances:</text:p>
      <text:p text:style-name="Code"><text:s text:c="2"/>Distances:</text:p>
      <text:p text:style-name="Code"><text:s text:c="5"/>3.000</text:p>
      <text:p text:style-name="Code"><text:s text:c="5"/>4.000</text:p>
      <text:p text:style-name="Code"><text:s text:c="5"/>5.000</text:p>
      <text:p text:style-name="Code"/>
      <text:p text:style-name="Code">Radius of circle <text:s text:c="2"/>= 2.500</text:p>
      <text:p text:style-name="Code_20_end">Diameter of circle = 5.000</text:p>
      <text:p text:style-name="Text_20_body">With this triangle instead being specified by the points</text:p>
      <text:p text:style-name="Code">0, 0</text:p>
      <text:p text:style-name="Code">4, 0</text:p>
      <text:p text:style-name="Code_20_end">4, 3</text:p>
      <text:p text:style-name="Text_20_body">we get</text:p>
      <text:p text:style-name="Code">Circle from three points:</text:p>
      <text:p text:style-name="Code"><text:s text:c="12"/>x <text:s text:c="14"/>y</text:p>
      <text:p text:style-name="Code"><text:s text:c="5"/>--------------- ---------------</text:p>
      <text:p text:style-name="Code"><text:s text:c="15"/>0.000 <text:s text:c="10"/>0.000</text:p>
      <text:p text:style-name="Code"><text:s text:c="15"/>4.000 <text:s text:c="10"/>0.000</text:p>
      <text:p text:style-name="Code"><text:s text:c="15"/>4.000 <text:s text:c="10"/>3.000</text:p>
      <text:p text:style-name="Code"/>
      <text:p text:style-name="Code">Radius of circle <text:s text:c="2"/>= 2.500</text:p>
      <text:p text:style-name="Code_20_end">Diameter of circle = 5.000</text:p>
      <text:p text:style-name="Text_20_body">In other words, we get the same results, as we should.</text:p>
      <text:p text:style-name="Text_20_body">If you use the <text:span text:style-name="Code">-i</text:span> option, you can enter the data interactively:</text:p>
      <text:p text:style-name="Code">Enter distances [d] or points (p)? <text:s/>p</text:p>
      <text:p text:style-name="Code"><text:s text:c="2"/>Note: <text:s/>enter points as two numbers 'x, y' separated by a comma</text:p>
      <text:p text:style-name="Code">Enter the <text:s/>first point: <text:s/>e=0.1</text:p>
      <text:p text:style-name="Code">Assignment OK</text:p>
      <text:p text:style-name="Code">Enter the <text:s/>first point: <text:s/>0[e], 0[e]</text:p>
      <text:p text:style-name="Code">Enter the second point: <text:s/>4[e], 0[e]</text:p>
      <text:p text:style-name="Code">Enter the <text:s/>third point: <text:s/>4[e], 3[e]</text:p>
      <text:p text:style-name="Code"/>
      <text:p text:style-name="Code">Circle from three points:</text:p>
      <text:p text:style-name="Code"><text:s text:c="12"/>x <text:s text:c="14"/>y</text:p>
      <text:p text:style-name="Code"><text:s text:c="5"/>--------------- ---------------</text:p>
      <text:p text:style-name="Code"><text:s text:c="14"/>0.0(1) <text:s text:c="9"/>0.0(1)</text:p>
      <text:p text:style-name="Code"><text:s text:c="14"/>4.0(1) <text:s text:c="9"/>0.0(1)</text:p>
      <text:p text:style-name="Code"><text:s text:c="14"/>4.0(1) <text:s text:c="9"/>3.0(1)</text:p>
      <text:p text:style-name="Code"/>
      <text:p text:style-name="Code">Radius of circle <text:s text:c="2"/>= 2.50(7)</text:p>
      <text:p text:style-name="Code_20_end">Diameter of circle = 5.0(1)</text:p>
      <text:p text:style-name="Text_20_body"><text:soft-page-break/>Note that we assigned a variable <text:span text:style-name="Code">e</text:span> and used it as the uncertainty in later expressions. <text:s/>You can enter assignments whenever you're being prompted for input.</text:p>
      <text:h text:style-name="Heading_20_2" text:outline-level="2">Practical example </text:h>
      <text:p text:style-name="Text_20_body">A pencil drawing was made with a circle of diameter 263.6 mm. <text:s/>A 30-60-90 triangle was used to draw a 30<text:span text:style-name="T2">°</text:span> angle up from the circle's diameter. <text:s/>It intersected the circle at a distance of 227.6 mm. <text:s/>The third side of the triangle had a length of 130.9 mm. <text:s/>The estimated measurement uncertainty is 0.25 mm.</text:p>
      <text:p text:style-name="Text_20_body">The following information was put into a datafile:</text:p>
      <text:p text:style-name="Code">e = 0.25</text:p>
      <text:p text:style-name="Code">263.6 [e]</text:p>
      <text:p text:style-name="Code">227.6 [e]</text:p>
      <text:p text:style-name="Code_20_end">130.9 [e]</text:p>
      <text:p text:style-name="Text_20_body">and the results of running <text:span text:style-name="Code">python circ3.py datafile</text:span> were</text:p>
      <text:p text:style-name="Code">Circle from three distances:</text:p>
      <text:p text:style-name="Code"><text:s text:c="2"/>Distances:</text:p>
      <text:p text:style-name="Code"><text:s text:c="5"/>263.6(2)</text:p>
      <text:p text:style-name="Code"><text:s text:c="5"/>227.6(2)</text:p>
      <text:p text:style-name="Code"><text:s text:c="5"/>130.9(2)</text:p>
      <text:p text:style-name="Code"/>
      <text:p text:style-name="Code">Radius of circle <text:s text:c="2"/>= 131.8(1)</text:p>
      <text:p text:style-name="Code_20_end">Diameter of circle = 263.6(3)</text:p>
      <text:p text:style-name="Text_20_body">Note the diameter came out correctly.</text:p>
      <text:p text:style-name="Text_20_body">For this same circle, the Cartesian coordinates of the three points were measured and put into a datafile:</text:p>
      <text:p text:style-name="Code">e = 0.25</text:p>
      <text:p text:style-name="Code">-131.6 [e], 0</text:p>
      <text:p text:style-name="Code">132 [e], 0</text:p>
      <text:p text:style-name="Code_20_end">65.8 [e], 113 [e]</text:p>
      <text:p text:style-name="Text_20_body">The results were</text:p>
      <text:p text:style-name="Code">Circle from three points:</text:p>
      <text:p text:style-name="Code"><text:s text:c="12"/>x <text:s text:c="14"/>y <text:s text:c="6"/></text:p>
      <text:p text:style-name="Code"><text:s text:c="5"/>--------------- ---------------</text:p>
      <text:p text:style-name="Code"><text:s text:c="11"/>-131.6(2) <text:s text:c="10"/>0.000</text:p>
      <text:p text:style-name="Code"><text:s text:c="12"/>132.0(2) <text:s text:c="10"/>0.000</text:p>
      <text:p text:style-name="Code"><text:s text:c="13"/>65.8(2) <text:s text:c="7"/>113.0(2)</text:p>
      <text:p text:style-name="Code"/>
      <text:p text:style-name="Code">Radius of circle <text:s text:c="2"/>= 131.8(2)</text:p>
      <text:p text:style-name="Code_20_end">Diameter of circle = 263.6(4)</text:p>
      <text:p text:style-name="Text_20_body">The uncertainty of the diameter in the second case is a little higher because of the additional calculation steps needed.</text:p>
      <text:p text:style-name="Text_20_body">I made these length measurements with a transparent Vemco drafting machine rule that's graduated in mm. <text:s/>I know from having checked them against better standards that these rules are quite accurate. <text:s/>I estimate that I can read the lengths reliably to about 0.2 mm, so I was a little conservative in using an uncertainty of 0.25 mm. <text:s/>These rules are still being made by Vemco in Pasadena, CA, USA and you can buy one for $30-$35. <text:s/>They make outstanding rules for desk use.</text:p>
      <text:p text:style-name="Text_20_body">I made this drawing with a compass and my drafting machine. <text:s/>I used a very sharp 8H lead to draw the lines. <text:s/>This demonstrates that you can work to about <text:span text:style-name="T2">±</text:span>0.2 mm (a bit less than 0.01 inches) with care on such drawings. <text:s/>Of course, the bugaboo of drawing on paper is that the dimensions can change when the humidity does.</text:p>
      <text:p text:style-name="Text_20_body">As a final example, I use the above example's data, but with python expressions demonstrating that the numbers can be expressions:</text:p>
      <text:p text:style-name="Code"><text:soft-page-break/># Uncertainty in mm</text:p>
      <text:p text:style-name="Code">e = 1/4</text:p>
      <text:p text:style-name="Code"># Degrees to radians</text:p>
      <text:p text:style-name="Code">d2r = pi/180</text:p>
      <text:p text:style-name="Code"/>
      <text:p text:style-name="Code"># Sides of triangle in mm</text:p>
      <text:p text:style-name="Code">a = 263.6 <text:s text:c="2"/># Hypotenuse</text:p>
      <text:p text:style-name="Code">b = a*cos(30*d2r)</text:p>
      <text:p text:style-name="Code">c = a*sin(30*d2r)</text:p>
      <text:p text:style-name="Code"/>
      <text:p text:style-name="Code">a[e]</text:p>
      <text:p text:style-name="Code">b[e]</text:p>
      <text:p text:style-name="Code_20_end">c[e]</text:p>
      <text:p text:style-name="Text_20_body">Note that assignment expressions can't use the <text:span text:style-name="Code">[e]</text:span> uncertainties syntax. <text:s/>The results are (not surprisingly):</text:p>
      <text:p text:style-name="Code">Circle from three distances:</text:p>
      <text:p text:style-name="Code"><text:s text:c="2"/>Distances:</text:p>
      <text:p text:style-name="Code"><text:s text:c="5"/>263.6(2)</text:p>
      <text:p text:style-name="Code"><text:s text:c="5"/>228.3(2)</text:p>
      <text:p text:style-name="Code"><text:s text:c="5"/>131.8(2)</text:p>
      <text:p text:style-name="Code"/>
      <text:p text:style-name="Code">Radius of circle <text:s text:c="2"/>= 131.8(1)</text:p>
      <text:p text:style-name="Code_20_end">Diameter of circle = 263.6(2)</text:p>
      <text:h text:style-name="Heading_20_2" text:outline-level="2">Near collinearity</text:h>
      <text:p text:style-name="Text_20_body">The <text:span text:style-name="Code">circ3.py</text:span> script will stop with an error message if the three points are (numerically) collinear. <text:s/>Here's an example datafile that demonstrates what happens when the three points are nearly collinear:</text:p>
      <text:p text:style-name="Code">e = 1e-5</text:p>
      <text:p text:style-name="Code">0[e], 0[e]</text:p>
      <text:p text:style-name="Code">100[e], 0[e]</text:p>
      <text:p text:style-name="Code_20_end">1e4[e], 0.01[e]</text:p>
      <text:p text:style-name="Text_20_body">The results are</text:p>
      <text:p text:style-name="Code">Circle from three points:</text:p>
      <text:p text:style-name="Code"><text:s text:c="12"/>x <text:s text:c="14"/>y <text:s text:c="6"/></text:p>
      <text:p text:style-name="Code"><text:s text:c="5"/>--------------- ---------------</text:p>
      <text:p text:style-name="Code"><text:s text:c="10"/>0.00000(1) <text:s text:c="5"/>0.00000(1)</text:p>
      <text:p text:style-name="Code"><text:s text:c="8"/>100.00000(1) <text:s text:c="5"/>0.00000(1)</text:p>
      <text:p text:style-name="Code"><text:s text:c="6"/>10000.00000(1) <text:s text:c="5"/>0.01000(1)</text:p>
      <text:p text:style-name="Code"/>
      <text:p text:style-name="Code">Radius of circle <text:s text:c="2"/>= 5.0(7)e+9</text:p>
      <text:p text:style-name="Code_20_end">Diameter of circle = 1(1)e+10</text:p>
      <text:p text:style-name="Text_20_body">Note the large uncertainty in the radius and diameter even though the uncertainty for the third point's <text:span text:style-name="Code">y</text:span> term was only 0.01% of the mean value. <text:s/>This resulting large uncertainty can be a clue that the points are nearly collinear. <text:s/>Lest you think this will be obvious to you, here's a datafile that allows you to experiment with this condition. <text:s/>Uncomment the commented lines and comment out the translated/rotated lines to reproduce the above output. <text:s/></text:p>
      <text:p text:style-name="Code">e = 1e-5</text:p>
      <text:p text:style-name="Code"># Define the points</text:p>
      <text:p text:style-name="Code">x1 = 0</text:p>
      <text:p text:style-name="Code">y1 = 0</text:p>
      <text:p text:style-name="Code">x2 = 100</text:p>
      <text:p text:style-name="Code">y2 = 0</text:p>
      <text:p text:style-name="Code">x3 = 1e4</text:p>
      <text:p text:style-name="Code">y3 = 0.01</text:p>
      <text:p text:style-name="Code"/>
      <text:p text:style-name="Code"># Rotate the coordinate system by a random angle, then translate</text:p>
      <text:p text:style-name="Code">t = 3.628</text:p>
      <text:p text:style-name="Code">x = -3.77</text:p>
      <text:p text:style-name="Code">y = 32.89</text:p>
      <text:p text:style-name="Code"><text:soft-page-break/>X1 = x1*cos(t) - y1*sin(t) + x</text:p>
      <text:p text:style-name="Code">Y1 = x1*sin(t) + y1*cos(t) + y</text:p>
      <text:p text:style-name="Code">X2 = x2*cos(t) - y2*sin(t) + x</text:p>
      <text:p text:style-name="Code">Y2 = x2*sin(t) + y2*cos(t) + y</text:p>
      <text:p text:style-name="Code">X3 = x3*cos(t) - y3*sin(t) + x</text:p>
      <text:p text:style-name="Code">Y3 = x3*sin(t) + y3*cos(t) + y</text:p>
      <text:p text:style-name="Code"/>
      <text:p text:style-name="Code">X1[e], Y1[e]</text:p>
      <text:p text:style-name="Code">X2[e], Y2[e]</text:p>
      <text:p text:style-name="Code_20_end">X3[e], Y3[e]</text:p>
      <text:p text:style-name="Text_20_body">When you run the rotated/translated datafile's data, you'll get</text:p>
      <text:p text:style-name="Code">Circle from three points:</text:p>
      <text:p text:style-name="Code"><text:s text:c="12"/>x <text:s text:c="14"/>y <text:s text:c="6"/></text:p>
      <text:p text:style-name="Code"><text:s text:c="5"/>--------------- ---------------</text:p>
      <text:p text:style-name="Code"><text:s text:c="9"/>-3.77000(1) <text:s text:c="4"/>32.89000(1)</text:p>
      <text:p text:style-name="Code"><text:s text:c="8"/>-92.17180(1) <text:s text:c="3"/>-13.85529(1)</text:p>
      <text:p text:style-name="Code"><text:s text:c="6"/>-8843.94489(1) <text:s/>-4641.64825(1)</text:p>
      <text:p text:style-name="Code"/>
      <text:p text:style-name="Code">Radius of circle <text:s text:c="2"/>= 5.0(7)e+9</text:p>
      <text:p text:style-name="Code_20_end">Diameter of circle = 1(1)e+10</text:p>
      <text:p text:style-name="Text_20_body">which is the same circle radius/diameter as before. <text:s/>However, it would not be obvious that these points were nearly collinear -- or at least until you noticed the differences between the relative uncertainties in the points versus the radius/diameter.</text:p>
      <text:h text:style-name="Heading_20_1" text:outline-level="1">Equations</text:h>
      <text:p text:style-name="Text_20_body">The equation for the circle through three points given their Cartesian coordinates came from <text:a xlink:type="simple" xlink:href="http://mathworld.wolfram.com/Circle.html">http://mathworld.wolfram.com/Circle.html</text:a>, equations 30-34. <text:s/>Given the three noncollinear points</text:p>
      <text:p text:style-name="Equation"><text:s/><draw:frame draw:style-name="fr1" draw:name="Object1" text:anchor-type="as-char" svg:width="0.4854in" svg:height="0.59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through which the circle must pass, the circle's radius is </text:p>
      <text:p text:style-name="Equation"><draw:frame draw:style-name="fr1" draw:name="Object2" text:anchor-type="as-char" svg:width="1.0583in" svg:height="0.4425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Text_20_body">where</text:p>
      <text:p text:style-name="Equation"><draw:frame draw:style-name="fr1" draw:name="Object3" text:anchor-type="as-char" svg:width="1.0453in" svg:height="0.6882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Equation"><draw:frame draw:style-name="fr1" draw:name="Object4" text:anchor-type="as-char" svg:width="1.4244in" svg:height="0.754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Equation"><draw:frame draw:style-name="fr1" draw:name="Object5" text:anchor-type="as-char" svg:width="1.2984in" svg:height="0.7547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Equation"><text:soft-page-break/><draw:frame draw:style-name="fr1" draw:name="Object6" text:anchor-type="as-char" svg:width="1.461in" svg:height="0.7547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Text_20_body">If the points are collinear, then a coordinate rotation can bring them all to lie on the x or y axes; then it's trivial to see that the determinant for <text:span text:style-name="T1">a</text:span> will be zero and the radius will (essentially) be infinite.</text:p>
      <text:p text:style-name="Text_20_body">In the case where the three distances <draw:frame draw:style-name="fr1" draw:name="Object7" text:anchor-type="as-char" svg:width="0.589in" svg:height="0.1756in" draw:z-index="6"><draw:object xlink:href="./Object 7" xlink:type="simple" xlink:show="embed" xlink:actuate="onLoad"/><draw:image xlink:href="./ObjectReplacements/Object 7" xlink:type="simple" xlink:show="embed" xlink:actuate="onLoad"/></draw:frame> between the points are given, the longest side is put on the <text:span text:style-name="T1">x</text:span> axis with one point at the origin <draw:frame draw:style-name="fr1" draw:name="Object9" text:anchor-type="as-char" svg:width="0.3717in" svg:height="0.1756in" draw:z-index="8"><draw:object xlink:href="./Object 9" xlink:type="simple" xlink:show="embed" xlink:actuate="onLoad"/><draw:image xlink:href="./ObjectReplacements/Object 9" xlink:type="simple" xlink:show="embed" xlink:actuate="onLoad"/></draw:frame>. <text:s/>The second point is at <draw:frame draw:style-name="fr2" draw:name="Object8" text:anchor-type="as-char" svg:y="-0.1354in" svg:width="0.3929in" svg:height="0.1756in" draw:z-index="7"><draw:object xlink:href="./Object 8" xlink:type="simple" xlink:show="embed" xlink:actuate="onLoad"/><draw:image xlink:href="./ObjectReplacements/Object 8" xlink:type="simple" xlink:show="embed" xlink:actuate="onLoad"/></draw:frame>. <text:s/>One of the angles B of the triangle is found by the cosine law and the Cartesian coordinates of the third point are <draw:frame draw:style-name="fr1" draw:name="Object10" text:anchor-type="as-char" svg:width="1.1075in" svg:height="0.1756in" draw:z-index="9"><draw:object xlink:href="./Object 10" xlink:type="simple" xlink:show="embed" xlink:actuate="onLoad"/><draw:image xlink:href="./ObjectReplacements/Object 10" xlink:type="simple" xlink:show="embed" xlink:actuate="onLoad"/></draw:frame>. <text:s/>Then the problem is solved with the above equa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Timing" svg:font-family="Timing" style:font-adornments="Regular" style:font-family-generic="roman" style:font-pitch="fixed" style:font-charset="x-symbol"/>
    <style:font-face style:name="Arial" svg:font-family="Aria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Lucida Console" svg:font-family="'Lucida Console'" style:font-adornments="Bold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Arial1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Arial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2in" fo:margin-right="0in" fo:text-indent="0in" style:auto-text-indent="false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.2in" fo:margin-right="0in" fo:margin-top="0in" fo:margin-bottom="0.0799in" fo:text-indent="0in" style:auto-text-indent="false"/>
      <style:text-properties fo:font-size="11pt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0835in" fo:margin-bottom="0.0835in" fo:text-align="center" style:justify-single-word="false" text:number-lines="false" text:line-number="0"/>
      <style:text-properties style:font-name="Arial" fo:font-size="10pt" fo:font-style="italic" fo:font-weight="bold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in" fo:margin-bottom="0.0799in" fo:text-indent="0in" style:auto-text-indent="fals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2in" fo:margin-bottom="0.0799in" fo:text-align="center" style:justify-single-word="false" fo:text-indent="0in" style:auto-text-indent="false" fo:background-color="#e6e6e6">
        <style:background-image/>
      </style:paragraph-properties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in" fo:margin-top="0in" fo:margin-bottom="0.05in" fo:text-indent="0in" style:auto-text-indent="false"/>
      <style:text-properties fo:font-size="13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1in" fo:margin-right="0in" fo:margin-top="0.05in" fo:margin-bottom="0.05in" fo:text-indent="0in" style:auto-text-indent="false" fo:background-color="transparent" style:shadow="none">
        <style:background-image/>
      </style:paragraph-properties>
      <style:text-properties fo:font-size="12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.15in" fo:margin-right="0in" fo:margin-top="0.05in" fo:margin-bottom="0.05in" fo:text-indent="0in" style:auto-text-indent="false"/>
      <style:text-properties fo:font-size="11pt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/>
    </style:style>
    <style:style style:name="Table_20_Contents" style:display-name="Table Contents" style:family="paragraph" style:parent-style-name="Standard" style:class="extra" style:master-page-name="">
      <style:paragraph-properties fo:margin-left="0in" fo:margin-right="0in" fo:text-indent="0in" style:auto-text-indent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margin-top="0in" fo:margin-bottom="0.0799in" fo:text-align="center" style:justify-single-word="false"/>
      <style:text-properties fo:font-size="1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0.0201in" fo:text-align="center" style:justify-single-word="false"/>
      <style:text-properties fo:font-size="11pt" fo:font-style="normal" fo:font-weight="normal" style:font-size-asian="14pt" style:font-style-asian="italic" style:font-size-complex="14pt" style:font-style-complex="italic"/>
    </style:style>
    <style:style style:name="xx" style:family="paragraph" style:parent-style-name="Text_20_body" style:next-style-name="Text_20_body" style:class="text">
      <style:paragraph-properties fo:background-color="#ffffcc">
        <style:background-image/>
      </style:paragraph-properties>
    </style:style>
    <style:style style:name="Code" style:family="paragraph" style:parent-style-name="Standard" style:class="text" style:master-page-name="">
      <style:paragraph-properties fo:margin-left="0.3in" fo:margin-right="0in" fo:text-indent="0in" style:auto-text-indent="false" style:page-number="auto"/>
      <style:text-properties fo:color="#00538d" style:font-name="Lucida Console" fo:font-size="10pt" fo:font-weight="normal"/>
    </style:style>
    <style:style style:name="Equation" style:family="paragraph" style:parent-style-name="Text_20_body" style:class="text">
      <style:paragraph-properties fo:text-align="center" style:justify-single-word="false"/>
    </style:style>
    <style:style style:name="Timing" style:family="paragraph" style:parent-style-name="Standard" style:class="text">
      <style:text-properties style:font-name="Timing"/>
    </style:style>
    <style:style style:name="Code_20_end" style:display-name="Code end" style:family="paragraph" style:parent-style-name="Code">
      <style:paragraph-properties fo:margin-top="0in" fo:margin-bottom="0.0799in"/>
    </style:style>
    <style:style style:name="Where" style:family="paragraph" style:parent-style-name="Text_20_body" style:class="text">
      <style:paragraph-properties fo:margin-left="0.4925in" fo:margin-right="0in" fo:margin-top="0in" fo:margin-bottom="0in" fo:text-indent="0in" style:auto-text-indent="false" fo:background-color="transparent">
        <style:background-image/>
      </style:paragraph-properties>
    </style:style>
    <style:style style:name="Where_20_end" style:display-name="Where end" style:family="paragraph" style:parent-style-name="Where" style:next-style-name="Text_20_body" style:class="text">
      <style:paragraph-properties fo:margin-top="0in" fo:margin-bottom="0.0799in" fo:background-color="transparent">
        <style:background-image/>
      </style:paragraph-properties>
    </style:style>
    <style:style style:name="Comment" style:family="paragraph" style:parent-style-name="Code">
      <style:text-properties fo:color="#800000"/>
    </style:style>
    <style:style style:name="Reference" style:family="paragraph" style:parent-style-name="Text_20_body">
      <style:paragraph-properties fo:margin-left="0.2in" fo:margin-right="0in" fo:text-indent="0in" style:auto-text-indent="false">
        <style:tab-stops/>
      </style:paragraph-properties>
    </style:style>
    <style:style style:name="Default_20_Paragraph_20_Font" style:display-name="Default Paragraph Font" style:family="text"/>
    <style:style style:name="TT" style:family="text" style:parent-style-name="Default_20_Paragraph_20_Font">
      <style:text-properties style:font-name="Courier New1" fo:font-size="11pt" style:font-size-asian="11pt"/>
    </style:style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fo:color="#800000" style:font-name="Courier New" fo:font-size="11pt" fo:background-color="transparent" style:font-name-asian="Courier New" style:font-name-complex="Courier New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Timing" style:family="text">
      <style:text-properties style:font-name="Timing" fo:font-size="11pt"/>
    </style:style>
    <style:style style:name="Code" style:family="text">
      <style:text-properties fo:color="#00538d" style:font-name="Lucida Console" fo:font-size="10pt" fo:font-weight="normal"/>
    </style:style>
    <style:style style:name="Important" style:family="text">
      <style:text-properties fo:font-size="11pt" fo:font-weight="bold"/>
    </style:style>
    <style:style style:name="Important_20_-_20_red" style:display-name="Important - red" style:family="text" style:parent-style-name="Important">
      <style:text-properties fo:color="#ff0000"/>
    </style:style>
    <style:style style:name="Important_20_-_20_blue" style:display-name="Important - blue" style:family="text" style:parent-style-name="Important">
      <style:text-properties fo:color="#0066cc"/>
    </style:style>
    <style:style style:name="Important_20_-_20_green" style:display-name="Important - green" style:family="text" style:parent-style-name="Important">
      <style:text-properties fo:color="#008000"/>
    </style:style>
    <style:style style:name="Important_20_-_20_bordeaux" style:display-name="Important - bordeaux" style:family="text" style:parent-style-name="Important">
      <style:text-properties fo:color="#993366"/>
    </style:style>
    <style:style style:name="Line_20_number" style:display-name="Line number" style:family="text" style:parent-style-name="Code">
      <style:text-properties fo:color="#008000"/>
    </style:style>
    <style:style style:name="Book_20_title" style:display-name="Book title" style:family="text" style:parent-style-name="Emphasis">
      <style:text-properties fo:font-size="11pt"/>
    </style:style>
    <style:style style:name="Keyword" style:family="text" style:parent-style-name="Important_20_-_20_blue">
      <style:text-properties fo:color="#008080"/>
    </style:style>
    <style:style style:name="Section" style:family="text" style:parent-style-name="Important"/>
    <style:style style:name="Article_20_title" style:display-name="Article title" style:family="text" style:parent-style-name="Book_20_title"/>
    <style:style style:name="Code_2c__20_important" style:display-name="Code, important" style:family="text" style:parent-style-name="Code">
      <style:text-properties fo:color="#b80047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402in" fo:margin-right="0.0402in" fo:margin-top="0.0402in" fo:margin-bottom="0.0402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fo:padding="0.0591in" fo:border="0.0008in solid #000000">
        <style:background-image/>
      </style:graphic-properties>
    </style:style>
    <style:style style:name="Graphics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 fo:background-color="transparent" style:background-transparency="100%">
        <style:background-image/>
        <style:columns fo:column-count="1" fo:column-gap="0in"/>
      </style:graphic-properties>
    </style:style>
    <style:style style:name="OLE" style:family="graphic">
      <style:graphic-properties text:anchor-type="paragraph" svg:x="0in" svg:y="0in" fo:margin-top="0in" fo:margin-bottom="0.1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in"/>
      </style:graphic-properties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402in" fo:margin-right="0.0402in" style:protect="size position" style:wrap="parallel" style:number-wrapped-paragraphs="no-limit" style:wrap-contour="false" style:vertical-pos="top" style:vertical-rel="baseline"/>
    </style:style>
    <style:style style:name="Dimension_2c__20_mm_2c__20_1_20_place" style:display-name="Dimension, mm, 1 place" style:family="graphic" style:parent-style-name="Dimension_2c__20_mm"/>
    <style:style style:name="Dimension_2c__20_mm_2c__20_0_20_places" style:display-name="Dimension, mm, 0 places" style:family="graphic" style:parent-style-name="Dimension_2c__20_mm"/>
    <style:style style:name="Dimension_2c__20_inches_2c__20_3_20_places" style:display-name="Dimension, inches, 3 places" style:family="graphic" style:parent-style-name="Dimension_2c__20_inches"/>
    <style:style style:name="Dimension_2c__20_inches_2c__20_1_20_place" style:display-name="Dimension, inches, 1 place" style:family="graphic" style:parent-style-name="Dimension_2c__20_inches"/>
    <style:style style:name="Dimension_2c__20_inches_2c__20_0_20_places" style:display-name="Dimension, inches, 0 places" style:family="graphic" style:parent-style-name="Dimension_2c__20_inches"/>
    <style:style style:name="Dimension_2c__20_mm" style:display-name="Dimension, mm" style:family="graphic" style:parent-style-name="Dimension"/>
    <style:style style:name="Dimension_2c__20_inches" style:display-name="Dimension, inches" style:family="graphic" style:parent-style-name="Dimension"/>
    <style:style style:name="Dimension" style:family="graphic" style:parent-style-name="Default_20_custom"/>
    <style:style style:name="Object_2c__20_filled_2c__20_light_20_yellow" style:display-name="Object, filled, light yellow" style:family="graphic" style:parent-style-name="Object_2c__20_filled"/>
    <style:style style:name="Object_2c__20_filled" style:display-name="Object, filled" style:family="graphic" style:parent-style-name="Object"/>
    <style:style style:name="Object" style:family="graphic" style:parent-style-name="Default_20_custom"/>
    <style:style style:name="Major_20_object_2c__20_filled_2c__20_light_20_yellow" style:display-name="Major object, filled, light yellow" style:family="graphic" style:parent-style-name="Major_20_object_2c__20_filled"/>
    <style:style style:name="Major_20_object_2c__20_filled" style:display-name="Major object, filled" style:family="graphic" style:parent-style-name="Major_20_object"/>
    <style:style style:name="Major_20_object" style:display-name="Major object" style:family="graphic" style:parent-style-name="Default_20_custom"/>
    <style:style style:name="Default_20_custom" style:display-name="Default custom" style:family="graphic" style:parent-style-name="standard"/>
    <style:style style:name="Line_20_for_20_dimensioning_20_to" style:display-name="Line for dimensioning to" style:family="graphic" style:parent-style-name="Default_20_custom"/>
    <style:style style:name="Double_20_arrow" style:display-name="Double arrow" style:family="graphic" style:parent-style-name="Default_20_custom"/>
    <style:style style:name="Arrow_2c__20_begin" style:display-name="Arrow, begin" style:family="graphic" style:parent-style-name="Default_20_custom"/>
    <style:style style:name="Arrow_2c__20_end" style:display-name="Arrow, end" style:family="graphic" style:parent-style-name="Default_20_custom"/>
    <style:style style:name="measure" style:family="graphic" style:parent-style-name="standard"/>
    <style:style style:name="headline2" style:family="graphic" style:parent-style-name="standard"/>
    <style:style style:name="headline1" style:family="graphic" style:parent-style-name="standard"/>
    <style:style style:name="headline" style:family="graphic" style:parent-style-name="standard"/>
    <style:style style:name="title2" style:family="graphic" style:parent-style-name="standard"/>
    <style:style style:name="title1" style:family="graphic" style:parent-style-name="standard"/>
    <style:style style:name="title" style:family="graphic" style:parent-style-name="standard"/>
    <style:style style:name="textbodyindent" style:family="graphic" style:parent-style-name="standard"/>
    <style:style style:name="textbodyjustfied" style:family="graphic" style:parent-style-name="standard"/>
    <style:style style:name="textbody" style:family="graphic" style:parent-style-name="standard"/>
    <style:style style:name="text" style:family="graphic" style:parent-style-name="standard"/>
    <style:style style:name="objectwithoutfill" style:family="graphic" style:parent-style-name="standard"/>
    <style:style style:name="objectwithshadow" style:family="graphic" style:parent-style-name="standard"/>
    <style:style style:name="objectwitharrow" style:family="graphic" style:parent-style-name="standard"/>
    <style:style style:name="standard" style:family="graphic">
      <style:graphic-properties fo:padding-left="0.0984in" fo:padding-right="0.0984in" fo:padding-top="0.0492in" fo:padding-bottom="0.0492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Hierarchical_20_-_20_separate_20_numbers" style:display-name="Hierarchical - separate numbers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Hierarchical_20_-_20_combined_20_numbers" style:display-name="Hierarchical - combined numbers">
      <text:list-level-style-number text:level="1" text:style-name="Numbering_20_Symbols" style:num-prefix=" " style:num-suffix=" " style:num-format="1">
        <style:list-level-properties text:space-before="0.25in" text:min-label-width="0.25in" text:min-label-distance="0.0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 text:min-label-distance="0.0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 text:min-label-distance="0.0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 text:min-label-distance="0.0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 text:min-label-distance="0.0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 text:min-label-distance="0.0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 text:min-label-distance="0.0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 text:min-label-distance="0.0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 text:min-label-distance="0.0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 text:min-label-distance="0.05in"/>
      </text:list-level-style-number>
    </text:list-style>
    <text:list-style style:name="Bullets_20_-_20_round" style:display-name="Bullets - round">
      <text:list-level-style-bullet text:level="1" text:style-name="Bullet_20_Symbols" text:bullet-char="•">
        <style:list-level-properties text:space-before="0.25in" text:min-label-width="0.2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in"/>
        <style:text-properties style:font-name="StarSymbol"/>
      </text:list-level-style-bullet>
    </text:list-style>
    <text:list-style style:name="Bullets_20_-_20_diamonds" style:display-name="Bullets - diamonds">
      <text:list-level-style-bullet text:level="1" text:style-name="Bullet_20_Symbols" style:num-suffix="." text:bullet-char="">
        <style:list-level-properties text:space-before="0.2in" text:min-label-width="0.2in"/>
        <style:text-properties style:font-name="StarSymbol"/>
      </text:list-level-style-bullet>
      <text:list-level-style-bullet text:level="2" text:style-name="Bullet_20_Symbols" style:num-suffix="." text:bullet-char="">
        <style:list-level-properties text:space-before="0.4in" text:min-label-width="0.2in"/>
        <style:text-properties style:font-name="StarSymbol"/>
      </text:list-level-style-bullet>
      <text:list-level-style-bullet text:level="3" text:style-name="Bullet_20_Symbols" style:num-suffix="." text:bullet-char="">
        <style:list-level-properties text:space-before="0.6in" text:min-label-width="0.2in"/>
        <style:text-properties style:font-name="StarSymbol"/>
      </text:list-level-style-bullet>
      <text:list-level-style-bullet text:level="4" text:style-name="Bullet_20_Symbols" style:num-suffix="." text:bullet-char="">
        <style:list-level-properties text:space-before="0.8in" text:min-label-width="0.2in"/>
        <style:text-properties style:font-name="StarSymbol"/>
      </text:list-level-style-bullet>
      <text:list-level-style-bullet text:level="5" text:style-name="Bullet_20_Symbols" style:num-suffix="." text:bullet-char="">
        <style:list-level-properties text:space-before="1in" text:min-label-width="0.2in"/>
        <style:text-properties style:font-name="StarSymbol"/>
      </text:list-level-style-bullet>
      <text:list-level-style-bullet text:level="6" text:style-name="Bullet_20_Symbols" style:num-suffix="." text:bullet-char="">
        <style:list-level-properties text:space-before="1.2in" text:min-label-width="0.2in"/>
        <style:text-properties style:font-name="StarSymbol"/>
      </text:list-level-style-bullet>
      <text:list-level-style-bullet text:level="7" text:style-name="Bullet_20_Symbols" style:num-suffix="." text:bullet-char="">
        <style:list-level-properties text:space-before="1.4in" text:min-label-width="0.2in"/>
        <style:text-properties style:font-name="StarSymbol"/>
      </text:list-level-style-bullet>
      <text:list-level-style-bullet text:level="8" text:style-name="Bullet_20_Symbols" style:num-suffix="." text:bullet-char="">
        <style:list-level-properties text:space-before="1.6in" text:min-label-width="0.2in"/>
        <style:text-properties style:font-name="StarSymbol"/>
      </text:list-level-style-bullet>
      <text:list-level-style-bullet text:level="9" text:style-name="Bullet_20_Symbols" style:num-suffix="." text:bullet-char="">
        <style:list-level-properties text:space-before="1.8in" text:min-label-width="0.2in"/>
        <style:text-properties style:font-name="StarSymbol"/>
      </text:list-level-style-bullet>
      <text:list-level-style-bullet text:level="10" text:style-name="Bullet_20_Symbols" style:num-suffix="." text:bullet-char="">
        <style:list-level-properties text:space-before="2in" text:min-label-width="0.2in"/>
        <style:text-properties style:font-name="StarSymbol"/>
      </text:list-level-style-bullet>
    </text:list-style>
    <text:list-style style:name="Hierarchical_20_-_20_1_2c__20_a_2c__20_i_2c__20_etc." style:display-name="Hierarchical - 1, a, i, etc.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0.1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center">
          <style:list-level-label-alignment text:label-followed-by="space" fo:text-indent="-0.1in" fo:margin-left="0.7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0.1in" fo:margin-left="0.9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0.1in" fo:margin-left="1.1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0.1in" fo:margin-left="1.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space" fo:text-indent="-0.1in" fo:margin-left="1.5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0.1in" fo:margin-left="1.7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0.1in" fo:margin-left="1.9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 fo:text-align="center">
          <style:list-level-label-alignment text:label-followed-by="space" fo:text-indent="-0.1in" fo:margin-left="2.1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center">
          <style:list-level-label-alignment text:label-followed-by="space" fo:text-indent="-0.1in" fo:margin-left="2.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in" fo:page-height="8.5in" style:num-format="1" style:print-orientation="landscape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in" fo:page-height="8.5in" style:num-format="1" style:print-orientation="landscape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Landscape_20_1_2f_2_22__20_margins" style:display-name="Landscape 1/2&quot; margins" style:page-layout-name="Mpm3"/>
    <style:master-page style:name="Portrait_20_1_2f_2_22__20_margins" style:display-name="Portrait 1/2&quot; margins" style:page-layout-name="Mpm4"/>
    <style:master-page style:name="Landscape" style:page-layout-name="Mpm5"/>
    <style:master-page style:name="Normal_5f_draw1" style:display-name="Normal_draw1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2T09:46:47</meta:creation-date>
    <meta:editing-cycles>21</meta:editing-cycles>
    <meta:editing-duration>PT03H22M00S</meta:editing-duration>
    <meta:generator>OpenOffice.org/3.2$Win32 OpenOffice.org_project/320m18$Build-9502</meta:generator>
    <dc:date>2013-01-23T13:19:38.88</dc:date>
    <meta:document-statistic meta:table-count="0" meta:image-count="0" meta:object-count="10" meta:page-count="6" meta:paragraph-count="209" meta:word-count="1565" meta:character-count="9807"/>
    <meta:user-defined meta:name="Info 1"/>
    <meta:user-defined meta:name="Info 2"/>
    <meta:user-defined meta:name="Info 3"/>
    <meta:user-defined meta:name="Info 4"/>
    <meta:template xlink:type="simple" xlink:actuate="onRequest" xlink:title="Normal" xlink:href="../../p/doc/templates_open_office/Normal.ott" meta:date="2010-11-30T13:06:41"/>
  </office:meta>
</office:document-meta>
</file>

<file path=Object 1/content.xml><?xml version="1.0" encoding="utf-8"?>
<math xmlns="http://www.w3.org/1998/Math/MathML">
  <semantics>
    <mtable>
      <mtr>
        <mtd>
          <mrow>
            <mo stretchy="false">(</mo>
            <mrow>
              <msub>
                <mi>x</mi>
                <mn>1,</mn>
              </msub>
              <mi/>
              <msub>
                <mi>y</mi>
                <mn>1</mn>
              </msub>
            </mrow>
            <mo stretchy="false">)</mo>
          </mrow>
        </mtd>
      </mtr>
      <mtr>
        <mtd>
          <mrow>
            <mo stretchy="false">(</mo>
            <mrow>
              <msub>
                <mi>x</mi>
                <mn>2,</mn>
              </msub>
              <mi/>
              <msub>
                <mi>y</mi>
                <mn>2</mn>
              </msub>
            </mrow>
            <mo stretchy="false">)</mo>
          </mrow>
        </mtd>
      </mtr>
      <mtr>
        <mtd>
          <mrow>
            <mo stretchy="false">(</mo>
            <mrow>
              <msub>
                <mi>x</mi>
                <mn>3,</mn>
              </msub>
              <mi/>
              <msub>
                <mi>y</mi>
                <mn>3</mn>
              </msub>
            </mrow>
            <mo stretchy="false">)</mo>
          </mrow>
        </mtd>
      </mtr>
    </mtable>
    <annotation encoding="StarMath 5.0">stack {
(x_1, ` y_1) #
(x_2, ` y_2) #
(x_3, ` y_3)
}</annotation>
  </semantics>
</math>
</file>

<file path=Object 10/content.xml><?xml version="1.0" encoding="utf-8"?>
<math xmlns="http://www.w3.org/1998/Math/MathML">
  <semantics>
    <mrow>
      <mo stretchy="false">(</mo>
      <mrow>
        <mi>c</mi>
        <mi>cos</mi>
        <mi>B</mi>
        <mi>,</mi>
        <mi/>
        <mi>c</mi>
        <mi>sin</mi>
        <mi>B</mi>
      </mrow>
      <mo stretchy="false">)</mo>
    </mrow>
    <annotation encoding="StarMath 5.0">(c cos B, `c sin B)</annotation>
  </semantics>
</math>
</file>

<file path=Object 2/content.xml><?xml version="1.0" encoding="utf-8"?>
<math xmlns="http://www.w3.org/1998/Math/MathML">
  <semantics>
    <mrow>
      <mi>r</mi>
      <mrow>
        <mi/>
        <mi mathvariant="normal">=</mi>
        <mi/>
      </mrow>
      <msqrt>
        <mrow>
          <mfrac>
            <mrow>
              <msup>
                <mi>d</mi>
                <mn>2</mn>
              </msup>
              <mo stretchy="false">+</mo>
              <msup>
                <mi>e</mi>
                <mn>2</mn>
              </msup>
            </mrow>
            <msup>
              <mn>4a</mn>
              <mn>2</mn>
            </msup>
          </mfrac>
          <mi mathvariant="normal">−</mi>
          <mfrac>
            <mi>f</mi>
            <mi>a</mi>
          </mfrac>
        </mrow>
      </msqrt>
    </mrow>
    <annotation encoding="StarMath 5.0">r `=` sqrt{{d^2 + e^2} over {4a^2} - f over a}</annotation>
  </semantics>
</math>
</file>

<file path=Object 3/content.xml><?xml version="1.0" encoding="utf-8"?>
<math xmlns="http://www.w3.org/1998/Math/MathML">
  <semantics>
    <mrow>
      <mi>a</mi>
      <mrow>
        <mi/>
        <mi mathvariant="normal">=</mi>
        <mi/>
      </mrow>
      <mfenced open="∣" close="∣">
        <mtable>
          <mtr>
            <mtd>
              <msub>
                <mi>x</mi>
                <mn>1</mn>
              </msub>
            </mtd>
            <mtd>
              <msub>
                <mi>y</mi>
                <mn>1</mn>
              </msub>
            </mtd>
            <mtd>
              <mn>1</mn>
            </mtd>
          </mtr>
          <mtr>
            <mtd>
              <msub>
                <mi>x</mi>
                <mn>2</mn>
              </msub>
            </mtd>
            <mtd>
              <msub>
                <mi>y</mi>
                <mn>2</mn>
              </msub>
            </mtd>
            <mtd>
              <mn>1</mn>
            </mtd>
          </mtr>
          <mtr>
            <mtd>
              <msub>
                <mi>x</mi>
                <mn>3</mn>
              </msub>
            </mtd>
            <mtd>
              <msub>
                <mi>y</mi>
                <mn>3</mn>
              </msub>
            </mtd>
            <mtd>
              <mn>1</mn>
            </mtd>
          </mtr>
        </mtable>
      </mfenced>
    </mrow>
    <annotation encoding="StarMath 5.0">a `=` left lline matrix {x_1 # y_1 # 1 ## x_2 # y_2 # 1 ## x_3 # y_3 # 1} right lline</annotation>
  </semantics>
</math>
</file>

<file path=Object 4/content.xml><?xml version="1.0" encoding="utf-8"?>
<math xmlns="http://www.w3.org/1998/Math/MathML">
  <semantics>
    <mrow>
      <mi>d</mi>
      <mrow>
        <mi/>
        <mi mathvariant="normal">=</mi>
        <mrow>
          <mi/>
          <mi mathvariant="normal">−</mi>
          <mfenced open="∣" close="∣">
            <mtable>
              <mtr>
                <mtd>
                  <mrow>
                    <msubsup>
                      <mi>x</mi>
                      <mn>1</mn>
                      <mn>2</mn>
                    </msubsup>
                    <mo stretchy="false">+</mo>
                    <msubsup>
                      <mi>y</mi>
                      <mn>1</mn>
                      <mn>2</mn>
                    </msubsup>
                  </mrow>
                </mtd>
                <mtd>
                  <msub>
                    <mi>y</mi>
                    <mn>1</mn>
                  </msub>
                </mtd>
                <mtd>
                  <mn>1</mn>
                </mtd>
              </mtr>
              <mtr>
                <mtd>
                  <mrow>
                    <msubsup>
                      <mi>x</mi>
                      <mn>2</mn>
                      <mn>2</mn>
                    </msubsup>
                    <mo stretchy="false">+</mo>
                    <msubsup>
                      <mi>y</mi>
                      <mn>2</mn>
                      <mn>2</mn>
                    </msubsup>
                  </mrow>
                </mtd>
                <mtd>
                  <msub>
                    <mi>y</mi>
                    <mn>2</mn>
                  </msub>
                </mtd>
                <mtd>
                  <mn>1</mn>
                </mtd>
              </mtr>
              <mtr>
                <mtd>
                  <mrow>
                    <msubsup>
                      <mi>x</mi>
                      <mn>3</mn>
                      <mn>2</mn>
                    </msubsup>
                    <mo stretchy="false">+</mo>
                    <msubsup>
                      <mi>y</mi>
                      <mn>3</mn>
                      <mn>2</mn>
                    </msubsup>
                  </mrow>
                </mtd>
                <mtd>
                  <msub>
                    <mi>y</mi>
                    <mn>3</mn>
                  </msub>
                </mtd>
                <mtd>
                  <mn>1</mn>
                </mtd>
              </mtr>
            </mtable>
          </mfenced>
        </mrow>
      </mrow>
    </mrow>
    <annotation encoding="StarMath 5.0">d `=` - left lline matrix {x_1^2 + y_1^2 # y_1 # 1 ## x_2^2 + y_2^2 # y_2 # 1 ## x_3^2 + y_3^2 # y_3 # 1} right lline</annotation>
  </semantics>
</math>
</file>

<file path=Object 5/content.xml><?xml version="1.0" encoding="utf-8"?>
<math xmlns="http://www.w3.org/1998/Math/MathML">
  <semantics>
    <mrow>
      <mi>e</mi>
      <mrow>
        <mi/>
        <mi mathvariant="normal">=</mi>
        <mi/>
      </mrow>
      <mfenced open="∣" close="∣">
        <mtable>
          <mtr>
            <mtd>
              <mrow>
                <msubsup>
                  <mi>x</mi>
                  <mn>1</mn>
                  <mn>2</mn>
                </msubsup>
                <mo stretchy="false">+</mo>
                <msubsup>
                  <mi>y</mi>
                  <mn>1</mn>
                  <mn>2</mn>
                </msubsup>
              </mrow>
            </mtd>
            <mtd>
              <msub>
                <mi>x</mi>
                <mn>1</mn>
              </msub>
            </mtd>
            <mtd>
              <mn>1</mn>
            </mtd>
          </mtr>
          <mtr>
            <mtd>
              <mrow>
                <msubsup>
                  <mi>x</mi>
                  <mn>2</mn>
                  <mn>2</mn>
                </msubsup>
                <mo stretchy="false">+</mo>
                <msubsup>
                  <mi>y</mi>
                  <mn>2</mn>
                  <mn>2</mn>
                </msubsup>
              </mrow>
            </mtd>
            <mtd>
              <msub>
                <mi>x</mi>
                <mn>2</mn>
              </msub>
            </mtd>
            <mtd>
              <mn>1</mn>
            </mtd>
          </mtr>
          <mtr>
            <mtd>
              <mrow>
                <msubsup>
                  <mi>x</mi>
                  <mn>3</mn>
                  <mn>2</mn>
                </msubsup>
                <mo stretchy="false">+</mo>
                <msubsup>
                  <mi>y</mi>
                  <mn>3</mn>
                  <mn>2</mn>
                </msubsup>
              </mrow>
            </mtd>
            <mtd>
              <msub>
                <mi>x</mi>
                <mn>3</mn>
              </msub>
            </mtd>
            <mtd>
              <mn>1</mn>
            </mtd>
          </mtr>
        </mtable>
      </mfenced>
    </mrow>
    <annotation encoding="StarMath 5.0">e `=` left lline matrix {x_1^2 + y_1^2 # x_1 # 1 ## x_2^2 + y_2^2 # x_2 # 1 ## x_3^2 + y_3^2 # x_3 # 1} right lline</annotation>
  </semantics>
</math>
</file>

<file path=Object 6/content.xml><?xml version="1.0" encoding="utf-8"?>
<math xmlns="http://www.w3.org/1998/Math/MathML">
  <semantics>
    <mrow>
      <mi>f</mi>
      <mrow>
        <mi/>
        <mi mathvariant="normal">=</mi>
        <mrow>
          <mi/>
          <mi mathvariant="normal">−</mi>
          <mfenced open="∣" close="∣">
            <mtable>
              <mtr>
                <mtd>
                  <mrow>
                    <msubsup>
                      <mi>x</mi>
                      <mn>1</mn>
                      <mn>2</mn>
                    </msubsup>
                    <mo stretchy="false">+</mo>
                    <msubsup>
                      <mi>y</mi>
                      <mn>1</mn>
                      <mn>2</mn>
                    </msubsup>
                  </mrow>
                </mtd>
                <mtd>
                  <msub>
                    <mi>x</mi>
                    <mn>1</mn>
                  </msub>
                </mtd>
                <mtd>
                  <msub>
                    <mi>y</mi>
                    <mn>1</mn>
                  </msub>
                </mtd>
              </mtr>
              <mtr>
                <mtd>
                  <mrow>
                    <msubsup>
                      <mi>x</mi>
                      <mn>2</mn>
                      <mn>2</mn>
                    </msubsup>
                    <mo stretchy="false">+</mo>
                    <msubsup>
                      <mi>y</mi>
                      <mn>2</mn>
                      <mn>2</mn>
                    </msubsup>
                  </mrow>
                </mtd>
                <mtd>
                  <msub>
                    <mi>x</mi>
                    <mn>2</mn>
                  </msub>
                </mtd>
                <mtd>
                  <msub>
                    <mi>y</mi>
                    <mn>2</mn>
                  </msub>
                </mtd>
              </mtr>
              <mtr>
                <mtd>
                  <mrow>
                    <msubsup>
                      <mi>x</mi>
                      <mn>3</mn>
                      <mn>2</mn>
                    </msubsup>
                    <mo stretchy="false">+</mo>
                    <msubsup>
                      <mi>y</mi>
                      <mn>3</mn>
                      <mn>2</mn>
                    </msubsup>
                  </mrow>
                </mtd>
                <mtd>
                  <msub>
                    <mi>x</mi>
                    <mn>3</mn>
                  </msub>
                </mtd>
                <mtd>
                  <msub>
                    <mi>y</mi>
                    <mn>3</mn>
                  </msub>
                </mtd>
              </mtr>
            </mtable>
          </mfenced>
        </mrow>
      </mrow>
    </mrow>
    <annotation encoding="StarMath 5.0">f `=` - left lline matrix {x_1^2 + y_1^2 # x_1 # y_1 ## x_2^2 + y_2^2 # x_2 # y_2 ## x_3^2 + y_3^2 # x_3 # y_3} right lline</annotation>
  </semantics>
</math>
</file>

<file path=Object 7/content.xml><?xml version="1.0" encoding="utf-8"?>
<math xmlns="http://www.w3.org/1998/Math/MathML">
  <semantics>
    <mrow>
      <mo stretchy="false">(</mo>
      <mrow>
        <mi>a</mi>
        <mi>,</mi>
        <mi/>
        <mi>b</mi>
        <mi>,</mi>
        <mi/>
        <mi>c</mi>
      </mrow>
      <mo stretchy="false">)</mo>
    </mrow>
    <annotation encoding="StarMath 5.0">(a, `b, `c)</annotation>
  </semantics>
</math>
</file>

<file path=Object 8/content.xml><?xml version="1.0" encoding="utf-8"?>
<math xmlns="http://www.w3.org/1998/Math/MathML">
  <semantics>
    <mrow>
      <mo stretchy="false">(</mo>
      <mrow>
        <mi>a</mi>
        <mi>,</mi>
        <mi/>
        <mn>0</mn>
      </mrow>
      <mo stretchy="false">)</mo>
    </mrow>
    <annotation encoding="StarMath 5.0">(a, `0)</annotation>
  </semantics>
</math>
</file>

<file path=Object 9/content.xml><?xml version="1.0" encoding="utf-8"?>
<math xmlns="http://www.w3.org/1998/Math/MathML">
  <semantics>
    <mrow>
      <mo stretchy="false">(</mo>
      <mrow>
        <mn>0,</mn>
        <mi/>
        <mn>0</mn>
      </mrow>
      <mo stretchy="false">)</mo>
    </mrow>
    <annotation encoding="StarMath 5.0">(0,` 0)</annotation>
  </semantics>
</math>
</file>